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6.89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1.818cm" svg:y="17.352cm">
            <draw:object draw:notify-on-update-of-ranges="Sheet1.B35:Sheet1.B40 Sheet1.C4:Sheet1.C4 Sheet1.C35:Sheet1.C40 Sheet1.D4:Sheet1.D4 Sheet1.D35:Sheet1.D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9.007cm" svg:x="30.272cm" svg:y="7.255cm">
            <draw:object draw:notify-on-update-of-ranges="Sheet1.O4:Sheet1.O4 Sheet1.O5:Sheet1.O14 Sheet1.P4:Sheet1.P4 Sheet1.P5:Sheet1.P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7"/>
        <table:table-column table:style-name="co3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2" table:number-rows-spanned="1">
            <text:p>LAMISSEB_LESNOEILS1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IDAM_GAMEOVER_T05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UBBIN_LESBULLESDULABO_001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AVERAGE</text:p>
          </table:table-cell>
          <table:covered-table-cell table:style-name="ce10"/>
          <table:table-cell table:number-columns-repeated="1008"/>
        </table:table-row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Wrong</text:p>
          </table:table-cell>
          <table:table-cell table:style-name="ce1" office:value-type="string" calcext:value-type="string">
            <text:p>Missed</text:p>
          </table:table-cell>
          <table:table-cell/>
          <table:table-cell table:style-name="ce1"/>
          <table:table-cell table:style-name="ce1" office:value-type="string" calcext:value-type="string">
            <text:p>Descriptor siz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ision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MIDAM_GAMEOVER_T05_016</text:p>
          </table:table-cell>
          <table:table-cell office:value-type="string" calcext:value-type="string">
            <text:p>MIDAM_GAMEOVER_T05_008 -&gt;BO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table:formula="of:=AVERAGE([.I5];[.K5];[.M5])" office:value-type="float" office:value="0.706666666666667" calcext:value-type="float">
            <text:p>0.71</text:p>
          </table:table-cell>
          <table:table-cell table:formula="of:=AVERAGE([.J5];[.L5];[.N5])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08</text:p>
          </table:table-cell>
          <table:table-cell office:value-type="string" calcext:value-type="string">
            <text:p>“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0.32" calcext:value-type="float">
            <text:p>0.32</text:p>
          </table:table-cell>
          <table:table-cell office:value-type="float" office:value="0.83" calcext:value-type="float">
            <text:p>0.83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0.39" calcext:value-type="float">
            <text:p>0.39</text:p>
          </table:table-cell>
          <table:table-cell table:formula="of:=AVERAGE([.I6];[.K6];[.M6])" office:value-type="float" office:value="0.733333333333333" calcext:value-type="float">
            <text:p>0.73</text:p>
          </table:table-cell>
          <table:table-cell table:formula="of:=AVERAGE([.J6];[.L6];[.N6])" office:value-type="float" office:value="0.333333333333333" calcext:value-type="float">
            <text:p>0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09</text:p>
          </table:table-cell>
          <table:table-cell office:value-type="string" calcext:value-type="string">
            <text:p>“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59" calcext:value-type="float">
            <text:p>0.59</text:p>
          </table:table-cell>
          <table:table-cell office:value-type="float" office:value="0.42" calcext:value-type="float">
            <text:p>0.42</text:p>
          </table:table-cell>
          <table:table-cell table:formula="of:=AVERAGE([.I7];[.K7];[.M7])" office:value-type="float" office:value="0.743333333333333" calcext:value-type="float">
            <text:p>0.74</text:p>
          </table:table-cell>
          <table:table-cell table:formula="of:=AVERAGE([.J7];[.L7];[.N7])" office:value-type="float" office:value="0.443333333333333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0</text:p>
          </table:table-cell>
          <table:table-cell office:value-type="string" calcext:value-type="string">
            <text:p>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table:formula="of:=AVERAGE([.I8];[.K8];[.M8])" office:value-type="float" office:value="0.723333333333333" calcext:value-type="float">
            <text:p>0.72</text:p>
          </table:table-cell>
          <table:table-cell table:formula="of:=AVERAGE([.J8];[.L8];[.N8])" office:value-type="float" office:value="0.493333333333333" calcext:value-type="float">
            <text:p>0.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1</text:p>
          </table:table-cell>
          <table:table-cell office:value-type="string" calcext:value-type="string">
            <text:p>“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.71</text:p>
          </table:table-cell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table:formula="of:=AVERAGE([.I9];[.K9];[.M9])" office:value-type="float" office:value="0.703333333333333" calcext:value-type="float">
            <text:p>0.70</text:p>
          </table:table-cell>
          <table:table-cell table:formula="of:=AVERAGE([.J9];[.L9];[.N9])" office:value-type="float" office:value="0.5" calcext:value-type="float">
            <text:p>0.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2</text:p>
          </table:table-cell>
          <table:table-cell office:value-type="string" calcext:value-type="string">
            <text:p>“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85" calcext:value-type="float">
            <text:p>0.85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formula="of:=AVERAGE([.I10];[.K10];[.M10])" office:value-type="float" office:value="0.683333333333333" calcext:value-type="float">
            <text:p>0.68</text:p>
          </table:table-cell>
          <table:table-cell table:formula="of:=AVERAGE([.J10];[.L10];[.N10])" office:value-type="float" office:value="0.523333333333333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3</text:p>
          </table:table-cell>
          <table:table-cell office:value-type="string" calcext:value-type="string">
            <text:p>“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formula="of:=AVERAGE([.I11];[.K11];[.M11])" office:value-type="float" office:value="0.673333333333333" calcext:value-type="float">
            <text:p>0.67</text:p>
          </table:table-cell>
          <table:table-cell table:formula="of:=AVERAGE([.J11];[.L11];[.N11])" office:value-type="float" office:value="0.53" calcext:value-type="float">
            <text:p>0.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4</text:p>
          </table:table-cell>
          <table:table-cell office:value-type="string" calcext:value-type="string">
            <text:p>“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85" calcext:value-type="float">
            <text:p>0.85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table:formula="of:=AVERAGE([.I12];[.K12];[.M12])" office:value-type="float" office:value="0.696666666666667" calcext:value-type="float">
            <text:p>0.70</text:p>
          </table:table-cell>
          <table:table-cell table:formula="of:=AVERAGE([.J12];[.L12];[.N12])" office:value-type="float" office:value="0.563333333333333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5</text:p>
          </table:table-cell>
          <table:table-cell office:value-type="string" calcext:value-type="string">
            <text:p>“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formula="of:=AVERAGE([.I13];[.K13];[.M13])" office:value-type="float" office:value="0.693333333333333" calcext:value-type="float">
            <text:p>0.69</text:p>
          </table:table-cell>
          <table:table-cell table:formula="of:=AVERAGE([.J13];[.L13];[.N13])" office:value-type="float" office:value="0.566666666666667" calcext:value-type="float">
            <text:p>0.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6</text:p>
          </table:table-cell>
          <table:table-cell office:value-type="string" calcext:value-type="string">
            <text:p>“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table:formula="of:=AVERAGE([.I14];[.K14];[.M14])" office:value-type="float" office:value="0.673333333333333" calcext:value-type="float">
            <text:p>0.67</text:p>
          </table:table-cell>
          <table:table-cell table:formula="of:=AVERAGE([.J14];[.L14];[.N14])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AM_GAMEOVER_T05_017</text:p>
          </table:table-cell>
          <table:table-cell office:value-type="string" calcext:value-type="string">
            <text:p>“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number-columns-repeated="6"/>
          <table:table-cell table:formula="of:=AVERAGE([.O5:.O14])" office:value-type="float" office:value="0.703" calcext:value-type="float">
            <text:p>0.70</text:p>
          </table:table-cell>
          <table:table-cell table:formula="of:=AVERAGE([.P5:.P14])" office:value-type="float" office:value="0.477333333333333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ZAN</text:p>
          </table:table-cell>
          <table:table-cell office:value-type="string" calcext:value-type="string">
            <text:p>TARZAN FRAME 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"/>
          <table:table-cell table:style-name="ce1" table:formula="of:=SUM([.C5:.C18])" office:value-type="float" office:value="106" calcext:value-type="float">
            <text:p>106</text:p>
          </table:table-cell>
          <table:table-cell table:style-name="ce1" table:formula="of:=SUM([.D5:.D18])" office:value-type="float" office:value="28" calcext:value-type="float">
            <text:p>28</text:p>
          </table:table-cell>
          <table:table-cell table:style-name="ce1" table:formula="of:=SUM([.E5:.E18])" office:value-type="float" office:value="14" calcext:value-type="float">
            <text:p>14</text:p>
          </table:table-cell>
          <table:table-cell table:style-name="ce2" table:number-columns-repeated="9"/>
          <table:table-cell table:style-name="ce10" table:number-columns-repeated="2"/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1"/>
          <table:table-cell table:style-name="ce5" table:formula="of:=[.C20]/([.C20]+[.E20])" office:value-type="percentage" office:value="0.883333333333333" calcext:value-type="percentage">
            <text:p>88.33%</text:p>
          </table:table-cell>
          <table:table-cell table:style-name="ce5" table:formula="of:=[.C20]/([.C20]+[.D20])" office:value-type="percentage" office:value="0.791044776119403" calcext:value-type="percentage">
            <text:p>79.10%</text:p>
          </table:table-cell>
          <table:table-cell table:style-name="ce1"/>
          <table:table-cell table:style-name="ce2" table:number-columns-repeated="9"/>
          <table:table-cell table:style-name="ce10" table:number-columns-repeated="2"/>
          <table:table-cell table:style-name="ce2"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Descriptor size validation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b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25:Sheet1.D3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00:00:02.639415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3-10-15T12:23:43</meta:creation-date>
    <dc:date>2014-01-11T17:44:30.531747264</dc:date>
    <dc:creator>Christophe Rigaud</dc:creator>
    <meta:editing-duration>PT6H41M49S</meta:editing-duration>
    <meta:editing-cycles>13</meta:editing-cycles>
    <meta:generator>LibreOffice/4.1.2.3$Linux_X86_64 LibreOffice_project/40b2d7fde7e8d2d7bc5a449dc65df4d08a7dd38</meta:generator>
    <meta:document-statistic meta:table-count="3" meta:cell-count="2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647cm" svg:y="1.359cm" style:legend-expansion="custom" chartooo:width="2.113cm" chartooo:height="1.096cm" style:legend-expansion-aspect-ratio="1.9279197080292" chart:style-name="ch2"/>
        <chart:plot-area chart:style-name="ch3" table:cell-range-address="Sheet1.B35:Sheet1.D40 Sheet1.C4:Sheet1.D4" chart:data-source-has-labels="both" svg:x="1.331cm" svg:y="0.855cm" svg:width="11.706cm" svg:height="6.984cm">
          <chartooo:coordinate-region svg:x="1.952cm" svg:y="1.054cm" svg:width="10.898cm" svg:height="6.138cm"/>
          <chart:axis chart:dimension="x" chart:name="primary-x" chart:style-name="ch4" chartooo:axis-type="text">
            <chart:title svg:x="5.883cm" svg:y="8.019cm" chart:style-name="ch5">
              <text:p>Descriptor size N</text:p>
            </chart:title>
            <chart:categories table:cell-range-address="Sheet1.B35:Sheet1.B40"/>
          </chart:axis>
          <chart:axis chart:dimension="y" chart:name="primary-y" chart:style-name="ch4">
            <chart:title svg:x="0.451cm" svg:y="5.489cm" chart:style-name="ch6">
              <text:p>Nb of detection</text:p>
            </chart:title>
            <chart:grid chart:style-name="ch7" chart:class="major"/>
          </chart:axis>
          <chart:series chart:style-name="ch8" chart:values-cell-range-address="Sheet1.C35:Sheet1.C40" chart:label-cell-address="Sheet1.C4:Sheet1.C4" chart:class="chart:line">
            <chart:data-point chart:repeated="6"/>
          </chart:series>
          <chart:series chart:style-name="ch9" chart:values-cell-range-address="Sheet1.D35:Sheet1.D40" chart:label-cell-address="Sheet1.D4:Sheet1.D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</text:p>
                <draw:g>
                  <svg:desc>Sheet1.C4:Sheet1.C4</svg:desc>
                </draw:g>
              </table:table-cell>
              <table:table-cell office:value-type="string">
                <text:p>Wrong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35:Sheet1.B40</svg:desc>
                </draw:g>
              </table:table-cell>
              <table:table-cell office:value-type="float" office:value="12">
                <text:p>12</text:p>
                <draw:g>
                  <svg:desc>Sheet1.C35:Sheet1.C40</svg:desc>
                </draw:g>
              </table:table-cell>
              <table:table-cell office:value-type="float" office:value="13">
                <text:p>13</text:p>
                <draw:g>
                  <svg:desc>Sheet1.D35:Sheet1.D4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8cm" xlink:href=".." xlink:type="simple" chart:class="chart:line" chart:style-name="ch1">
        <chart:legend chart:legend-position="end" svg:x="13.227cm" svg:y="3.956cm" style:legend-expansion="high" chart:style-name="ch2"/>
        <chart:plot-area chart:style-name="ch3" table:cell-range-address="Sheet1.O4:Sheet1.P14" chart:data-source-has-labels="row" svg:x="1.331cm" svg:y="0.855cm" svg:width="11.256cm" svg:height="6.992cm">
          <chartooo:coordinate-region svg:x="2.243cm" svg:y="1.054cm" svg:width="10.157cm" svg:height="6.146cm"/>
          <chart:axis chart:dimension="x" chart:name="primary-x" chart:style-name="ch4">
            <chart:title svg:x="5.817cm" svg:y="8.027cm" chart:style-name="ch5">
              <text:p>Descriptor size</text:p>
            </chart:title>
          </chart:axis>
          <chart:axis chart:dimension="y" chart:name="primary-y" chart:style-name="ch6">
            <chart:title svg:x="0.451cm" svg:y="5.242cm" chart:style-name="ch7">
              <text:p>Percentage</text:p>
            </chart:title>
            <chart:grid chart:style-name="ch8" chart:class="major"/>
          </chart:axis>
          <chart:series chart:style-name="ch9" chart:values-cell-range-address="Sheet1.O5:Sheet1.O14" chart:label-cell-address="Sheet1.O4:Sheet1.O4" chart:class="chart:line">
            <chart:data-point chart:repeated="10"/>
          </chart:series>
          <chart:series chart:style-name="ch10" chart:values-cell-range-address="Sheet1.P5:Sheet1.P14" chart:label-cell-address="Sheet1.P4:Sheet1.P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Sheet1.O4:Sheet1.O4</svg:desc>
                </draw:g>
              </table:table-cell>
              <table:table-cell office:value-type="string">
                <text:p>Precision</text:p>
                <draw:g>
                  <svg:desc>Sheet1.P4:Sheet1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6666666666667">
                <text:p>0.706666666666667</text:p>
                <draw:g>
                  <svg:desc>Sheet1.O5:Sheet1.O14</svg:desc>
                </draw:g>
              </table:table-cell>
              <table:table-cell office:value-type="float" office:value="0.23">
                <text:p>0.23</text:p>
                <draw:g>
                  <svg:desc>Sheet1.P5:Sheet1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443333333333333">
                <text:p>0.44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3333333333333">
                <text:p>0.70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523333333333333">
                <text:p>0.52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